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Začínáme s programem LibreOffice</text:p>
      <text:p text:style-name="P23">Kapitola 3 <text:s/><text:line-break/>Používáme styly a šablony</text:p>
      <text:p text:style-name="Subtitle">Použití konzistentního formátování v dokumentech</text:p>
      <text:h text:style-name="P52" text:outline-level="1"><text:bookmark-start text:name="__RefHeading__5636_1566568644"/>Autorská práva<text:bookmark-end text:name="__RefHeading__5636_1566568644"/></text:h>
      <text:p text:style-name="P6">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John A Smith <text:tab/>Jean Hollis Weber<text:tab/>Hazel Russman<text:line-break/>Olivier Hallot<text:tab/>Martin Saffron<text:tab/>Ron Faile Jr.<text:line-break/>Bruce Byfield</text:p>
      <text:h text:style-name="P54"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6">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Text_20_body">Tento dokument byl vytvořen a aktualizován z předchozích vydání této kapitoly. Do původních vydání přispěli:</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Datum vydání a verze programu<text:bookmark-end text:name="__RefHeading__5644_1566568644"/></text:h>
      <text:p text:style-name="P4">Vydáno 17. května 2016. Kniha je určena pro LibreOffice 5.1.</text:p>
      <text:h text:style-name="Heading_20_2" text:outline-level="2"><text:bookmark-start text:name="__RefHeading__10532_462712302"/>Poznámka pro uživatele systému Mac<text:bookmark-end text:name="__RefHeading__10532_462712302"/></text:h>
      <text:p text:style-name="P1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7"><text:a xlink:type="simple" xlink:href="#__RefHeading__5640_1566568644" text:style-name="Index_20_Link" text:visited-style-name="Index_20_Link">Zpětná vazba<text:tab/>2</text:a></text:p>
          <text:p text:style-name="P47"><text:a xlink:type="simple" xlink:href="#__RefHeading__5642_1566568644" text:style-name="Index_20_Link" text:visited-style-name="Index_20_Link">Poděkování<text:tab/>2</text:a></text:p>
          <text:p text:style-name="P47"><text:a xlink:type="simple" xlink:href="#__RefHeading__5644_1566568644" text:style-name="Index_20_Link" text:visited-style-name="Index_20_Link">Datum vydání a verze programu<text:tab/>2</text:a></text:p>
          <text:p text:style-name="P47"><text:a xlink:type="simple" xlink:href="#__RefHeading__10532_462712302" text:style-name="Index_20_Link" text:visited-style-name="Index_20_Link">Poznámka pro uživatele systému Mac<text:tab/>2</text:a></text:p>
          <text:p text:style-name="P46"><text:a xlink:type="simple" xlink:href="#__RefHeading__62602_462712302" text:style-name="Index_20_Link" text:visited-style-name="Index_20_Link">Co je šablona?<text:tab/>5</text:a></text:p>
          <text:p text:style-name="P46"><text:a xlink:type="simple" xlink:href="#__RefHeading__165509_78047062311111" text:style-name="Index_20_Link" text:visited-style-name="Index_20_Link">Co jsou styly?<text:tab/>5</text:a></text:p>
          <text:p text:style-name="P46"><text:a xlink:type="simple" xlink:href="#__RefHeading__165511_780470623" text:style-name="Index_20_Link" text:visited-style-name="Index_20_Link">Použití stylů<text:tab/>6</text:a></text:p>
          <text:p text:style-name="P47"><text:a xlink:type="simple" xlink:href="#__RefHeading___Toc35804_687030175" text:style-name="Index_20_Link" text:visited-style-name="Index_20_Link">Použití nabídky stylů ve Writeru<text:tab/>6</text:a></text:p>
          <text:p text:style-name="P47"><text:a xlink:type="simple" xlink:href="#__RefHeading__165513_780470623" text:style-name="Index_20_Link" text:visited-style-name="Index_20_Link">Použití okna Styly a formátování<text:tab/>7</text:a></text:p>
          <text:p text:style-name="P47"><text:a xlink:type="simple" xlink:href="#__RefHeading__165515_780470623" text:style-name="Index_20_Link" text:visited-style-name="Index_20_Link">Používání režimu vyplňování formátu<text:tab/>7</text:a></text:p>
          <text:p text:style-name="P47"><text:a xlink:type="simple" xlink:href="#__RefHeading__165517_780470623" text:style-name="Index_20_Link" text:visited-style-name="Index_20_Link">Používání seznamu Použít styl<text:tab/>8</text:a></text:p>
          <text:p text:style-name="P47"><text:a xlink:type="simple" xlink:href="#__RefHeading__165519_780470623" text:style-name="Index_20_Link" text:visited-style-name="Index_20_Link">Používání klávesových zkratek<text:tab/>8</text:a></text:p>
          <text:p text:style-name="P46"><text:a xlink:type="simple" xlink:href="#__RefHeading__165521_780470623" text:style-name="Index_20_Link" text:visited-style-name="Index_20_Link">Úprava stylů<text:tab/>9</text:a></text:p>
          <text:p text:style-name="P47"><text:a xlink:type="simple" xlink:href="#__RefHeading__165523_780470623" text:style-name="Index_20_Link" text:visited-style-name="Index_20_Link">Změna stylu pomocí dialogového okna Styl<text:tab/>9</text:a></text:p>
          <text:p text:style-name="P47"><text:a xlink:type="simple" xlink:href="#__RefHeading__165525_780470623" text:style-name="Index_20_Link" text:visited-style-name="Index_20_Link">Aktualizace stylu z výběru<text:tab/>9</text:a></text:p>
          <text:p text:style-name="P47"><text:a xlink:type="simple" xlink:href="#__RefHeading__165527_780470623" text:style-name="Index_20_Link" text:visited-style-name="Index_20_Link">Automatická aktualizace<text:tab/>10</text:a></text:p>
          <text:p text:style-name="P47"><text:a xlink:type="simple" xlink:href="#__RefHeading__165529_780470623" text:style-name="Index_20_Link" text:visited-style-name="Index_20_Link">Aktualizace stylů z dokumentu nebo šablony<text:tab/>10</text:a></text:p>
          <text:p text:style-name="P46"><text:a xlink:type="simple" xlink:href="#__RefHeading__165531_780470623" text:style-name="Index_20_Link" text:visited-style-name="Index_20_Link">Vytvoření nových (vlastních) stylů<text:tab/>10</text:a></text:p>
          <text:p text:style-name="P47"><text:a xlink:type="simple" xlink:href="#__RefHeading__165533_780470623" text:style-name="Index_20_Link" text:visited-style-name="Index_20_Link">Vytvoření nového stylu pomocí dialogového okna Styl<text:tab/>10</text:a></text:p>
          <text:p text:style-name="P47"><text:a xlink:type="simple" xlink:href="#__RefHeading__165535_780470623" text:style-name="Index_20_Link" text:visited-style-name="Index_20_Link">Vytvoření nového stylu z výběru<text:tab/>11</text:a></text:p>
          <text:p text:style-name="P47"><text:a xlink:type="simple" xlink:href="#__RefHeading__165537_780470623" text:style-name="Index_20_Link" text:visited-style-name="Index_20_Link">Vytvoření stylu přetažením<text:tab/>11</text:a></text:p>
          <text:p text:style-name="P46"><text:a xlink:type="simple" xlink:href="#__RefHeading__6250_424592115" text:style-name="Index_20_Link" text:visited-style-name="Index_20_Link">Kopírování stylů ze šablony nebo dokumentu<text:tab/>12</text:a></text:p>
          <text:p text:style-name="P46"><text:a xlink:type="simple" xlink:href="#__RefHeading__165543_780470623" text:style-name="Index_20_Link" text:visited-style-name="Index_20_Link">Mazání stylů<text:tab/>12</text:a></text:p>
          <text:p text:style-name="P46"><text:a xlink:type="simple" xlink:href="#__RefHeading__165545_780470623" text:style-name="Index_20_Link" text:visited-style-name="Index_20_Link">Použití šablony pro vytvoření dokumentu<text:tab/>13</text:a></text:p>
          <text:p text:style-name="P47"><text:a xlink:type="simple" xlink:href="#__RefHeading___Toc35806_687030175" text:style-name="Index_20_Link" text:visited-style-name="Index_20_Link">Vytvoření dokumentu z dialogového okna Správce šablon<text:tab/>13</text:a></text:p>
          <text:p text:style-name="P47"><text:a xlink:type="simple" xlink:href="#__RefHeading___Toc35808_687030175" text:style-name="Index_20_Link" text:visited-style-name="Index_20_Link">Vytvoření dokumentu s pomocí šablony z úvodní obrazovky<text:tab/>13</text:a></text:p>
          <text:p text:style-name="P46"><text:a xlink:type="simple" xlink:href="#__RefHeading__165547_780470623" text:style-name="Index_20_Link" text:visited-style-name="Index_20_Link">Vytvoření šablony<text:tab/>14</text:a></text:p>
          <text:p text:style-name="P47"><text:a xlink:type="simple" xlink:href="#__RefHeading__165549_780470623" text:style-name="Index_20_Link" text:visited-style-name="Index_20_Link">Vytvoření šablony z dokumentu<text:tab/>14</text:a></text:p>
          <text:p text:style-name="P47"><text:a xlink:type="simple" xlink:href="#__RefHeading__165551_780470623" text:style-name="Index_20_Link" text:visited-style-name="Index_20_Link">Vytváření šablony pomocí průvodce<text:tab/>15</text:a></text:p>
          <text:p text:style-name="P46"><text:a xlink:type="simple" xlink:href="#__RefHeading__165553_780470623" text:style-name="Index_20_Link" text:visited-style-name="Index_20_Link">Úprava šablony<text:tab/>16</text:a></text:p>
          <text:p text:style-name="P47"><text:a xlink:type="simple" xlink:href="#__RefHeading__39375263" text:style-name="Index_20_Link" text:visited-style-name="Index_20_Link">Aktualizace dokumentu ze změněné šablony<text:tab/>16</text:a></text:p>
          <text:p text:style-name="P46"><text:a xlink:type="simple" xlink:href="#__RefHeading__40102586" text:style-name="Index_20_Link" text:visited-style-name="Index_20_Link">Přidávání šablon získaných z jiných zdrojů<text:tab/>16</text:a></text:p>
          <text:p text:style-name="P47"><text:a xlink:type="simple" xlink:href="#__RefHeading__77599_886442828" text:style-name="Index_20_Link" text:visited-style-name="Index_20_Link">Instalace jednotlivých šablon<text:tab/>17</text:a></text:p>
          <text:p text:style-name="P47"><text:a xlink:type="simple" xlink:href="#__RefHeading__77601_886442828" text:style-name="Index_20_Link" text:visited-style-name="Index_20_Link">Instalace více šablon<text:tab/>17</text:a></text:p>
          <text:p text:style-name="P46"><text:a xlink:type="simple" xlink:href="#__RefHeading__7025_1080284074" text:style-name="Index_20_Link" text:visited-style-name="Index_20_Link">Nastavení výchozí šablony<text:tab/>17</text:a></text:p>
          <text:p text:style-name="P47"><text:a xlink:type="simple" xlink:href="#__RefHeading__165557_780470623" text:style-name="Index_20_Link" text:visited-style-name="Index_20_Link">Nastavení vlastní šablony jako výchozí<text:tab/>18</text:a></text:p>
          <text:p text:style-name="P47"><text:a xlink:type="simple" xlink:href="#__RefHeading__165559_780470623" text:style-name="Index_20_Link" text:visited-style-name="Index_20_Link">Obnovení výchozí šablony<text:tab/>18</text:a></text:p>
          <text:p text:style-name="P46"><text:soft-page-break/><text:a xlink:type="simple" xlink:href="#__RefHeading__165561_780470623" text:style-name="Index_20_Link" text:visited-style-name="Index_20_Link">Propojení dokumentu s jinou šablonou<text:tab/>18</text:a></text:p>
          <text:p text:style-name="P46"><text:a xlink:type="simple" xlink:href="#__RefHeading__165563_780470623" text:style-name="Index_20_Link" text:visited-style-name="Index_20_Link">Správa šablon<text:tab/>19</text:a></text:p>
          <text:p text:style-name="P47"><text:a xlink:type="simple" xlink:href="#__RefHeading__27761_1681342437" text:style-name="Index_20_Link" text:visited-style-name="Index_20_Link">Vytvoření složky pro šablony<text:tab/>19</text:a></text:p>
          <text:p text:style-name="P47"><text:a xlink:type="simple" xlink:href="#__RefHeading__27763_1681342437" text:style-name="Index_20_Link" text:visited-style-name="Index_20_Link">Smazání složky pro šablony<text:tab/>19</text:a></text:p>
          <text:p text:style-name="P47"><text:a xlink:type="simple" xlink:href="#__RefHeading__27765_1681342437" text:style-name="Index_20_Link" text:visited-style-name="Index_20_Link">Přesun šablony<text:tab/>20</text:a></text:p>
          <text:p text:style-name="P47"><text:a xlink:type="simple" xlink:href="#__RefHeading__165571_780470623" text:style-name="Index_20_Link" text:visited-style-name="Index_20_Link">Smazání šablony<text:tab/>20</text:a></text:p>
          <text:p text:style-name="P47"><text:a xlink:type="simple" xlink:href="#__RefHeading__165573_780470623" text:style-name="Index_20_Link" text:visited-style-name="Index_20_Link">Importování šablony<text:tab/>20</text:a></text:p>
          <text:p text:style-name="P47"><text:a xlink:type="simple" xlink:href="#__RefHeading__165575_780470623" text:style-name="Index_20_Link" text:visited-style-name="Index_20_Link">Exportování šablony<text:tab/>20</text:a></text:p>
          <text:p text:style-name="P46"><text:a xlink:type="simple" xlink:href="#__RefHeading__165577_780470623" text:style-name="Index_20_Link" text:visited-style-name="Index_20_Link">Příklady použití stylů<text:tab/>21</text:a></text:p>
          <text:p text:style-name="P47"><text:a xlink:type="simple" xlink:href="#__RefHeading__165579_780470623" text:style-name="Index_20_Link" text:visited-style-name="Index_20_Link">Definování odlišené první stránky dokumenty<text:tab/>21</text:a></text:p>
          <text:p text:style-name="P47"><text:a xlink:type="simple" xlink:href="#__RefHeading__165581_780470623" text:style-name="Index_20_Link" text:visited-style-name="Index_20_Link">Rozdělení dokumentu na kapitoly<text:tab/>21</text:a></text:p>
          <text:p text:style-name="P47"><text:a xlink:type="simple" xlink:href="#__RefHeading__165583_780470623" text:style-name="Index_20_Link" text:visited-style-name="Index_20_Link">Změna orientace stránky v dokumentu<text:tab/>21</text:a></text:p>
          <text:p text:style-name="P47"><text:a xlink:type="simple" xlink:href="#__RefHeading__165585_780470623" text:style-name="Index_20_Link" text:visited-style-name="Index_20_Link">Zobrazení rozdíleného záhlaví na pravých a levých stránkách<text:tab/>22</text:a></text:p>
          <text:p text:style-name="P47"><text:a xlink:type="simple" xlink:href="#__RefHeading__165587_780470623" text:style-name="Index_20_Link" text:visited-style-name="Index_20_Link">Nastavení automatického zalomení stránek<text:tab/>22</text:a></text:p>
          <text:p text:style-name="P47"><text:a xlink:type="simple" xlink:href="#__RefHeading__165589_780470623" text:style-name="Index_20_Link" text:visited-style-name="Index_20_Link">Automatické vytvoření obsahu<text:tab/>22</text:a></text:p>
          <text:p text:style-name="P47"><text:a xlink:type="simple" xlink:href="#__RefHeading__165591_780470623" text:style-name="Index_20_Link" text:visited-style-name="Index_20_Link">Definování posloupnosti stylů odstavce<text:tab/>22</text:a></text:p>
        </text:index-body>
      </text:table-of-content>
      <text:p text:style-name="Page_20_Break"/>
      <text:h text:style-name="P53" text:outline-level="1"><text:bookmark-start text:name="__RefHeading__62602_462712302"/>Co je šablona?<text:bookmark-end text:name="__RefHeading__62602_462712302"/></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7</text:reference-ref>.</text:p>
      <text:p text:style-name="P9">Od LibreOffice 4.4, můžeme vytvářet šablony pro hlavní dokumenty stejně jako pro obyčejné.</text:p>
      <text:h text:style-name="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Vytvářejí tak dokumenty pomocí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838701034629557348"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oft-page-break/><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Typ stylu</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Stránka</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Odstav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Znak</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Rám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Číslování</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Buňka</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zentac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Obrázky</text:p>
          </table:table-cell>
          <table:table-cell table:style-name="Table3.A3" office:value-type="string">
            <text:p text:style-name="Table_20_Contents">(zahrnuto ve stylech rámce)</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50">Nabídka stylů ve Writeru</text:p>
        </text:list-item>
        <text:list-item>
          <text:p text:style-name="P49">Okno Stylů a formátování (plovoucí, nebo v Postranní liště)</text:p>
        </text:list-item>
        <text:list-item>
          <text:p text:style-name="List_20_1">Režim vyplňování formátu</text:p>
        </text:list-item>
        <text:list-item>
          <text:p text:style-name="List_20_1">Seznam Použít styl</text:p>
        </text:list-item>
      </text:list>
      <text:list xml:id="list101503963993534" text:continue-list="list1838701034629557348"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P15">Pro LibreOffice 5.1 byla přidána nová nabídka pro snadnější použití stylů. Obsahuje nejdůležitější styly odstavců a znaků pro téměř každý textový dokument. A také dole položky, pro správu stylů. Neobsahuje styly pro rámce, stránky a seznamy.</text:p>
      <text:p text:style-name="Text_20_body">Pro použití stylu odstavce, umístíme kurzor do požadovaného odstavce, a potom vybereme jeden z stylů <text:s/>odstavce v nabídce <text:span text:style-name="LOMenuPath">stylů</text:span>. Pro použití znakového stylu na několik znaků nebo více jak jedno slovo, vybereme nejprve znaky a poté použijeme  z nabídky znakový styl.</text:p>
      <text:list xml:id="list2344487222911880462" text:style-name="Heading_20_Note">
        <text:list-item>
          <text:p text:style-name="Heading_20_Note">Poznámka</text:p>
        </text:list-item>
      </text:list>
      <text:p text:style-name="Text_20_Note">Do nabídky stylů nelze přidávat rozšiřující položky.</text:p>
      <text:h text:style-name="Heading_20_2" text:outline-level="2"><text:bookmark-start text:name="__RefHeading__165513_780470623"/><text:soft-page-break/>Použití <text:alphabetical-index-mark text:string-value="Okno Styly a formátování"/>okna Styly a formátování<text:bookmark-end text:name="__RefHeading__165513_780470623"/></text:h>
      <text:p text:style-name="Text_20_body">Okno Styly a formátování nabízí nejvíce nástrojů pro práci se styly. Chceme-li pomocí ní používat styly:</text:p>
      <text:list xml:id="list2941212465727189714" text:style-name="Numbering_20_1">
        <text:list-item text:start-value="1">
          <text:p text:style-name="Numbering_20_1">V hlavní nabídce zvolíme <text:span text:style-name="LOMenuPath">Zobrazit &gt; Styly a formátování</text:span> nebo <text:span text:style-name="LOMenuPath">Styly &gt; Styly a formátování</text:span>, nebo stiskneme klávesu <text:span text:style-name="LOKeystroke">F11</text:span> (<text:span text:style-name="LOKeystroke">⌘+T </text:span> v Mac), nebo klepneme na kartu Styly a formátování v postranní liště (pro její otevření  zvolíme <text:span text:style-name="LOMenuPath">Zobrazit &gt; Postranní lišta</text:span>).</text:p>
        </text:list-item>
      </text:list>
      <text:p text:style-name="P43">Okno Styly a formátování zobrazí náhled dostupných stylů. Obrázek <text:sequence-ref text:reference-format="value" text:ref-name="refFigure0">1</text:sequence-ref> ukazuje toto okno v programu Writer, zobrazeny jsou styly odstavce.</text:p>
      <text:list xml:id="list101503831130597" text:continue-numbering="true" text:style-name="Numbering_20_1">
        <text:list-item>
          <text:p text:style-name="Numbering_20_1">Vybereme-li v levé horní části okna Styly a formátování jedno z tlačítek, zobrazíme seznam stylů pro danou kategorii.</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562426812942365793" text:style-name="Heading_20_Tip">
        <text:list-item>
          <text:p text:style-name="Heading_20_Tip">Tip</text:p>
        </text:list-item>
      </text:list>
      <text:p text:style-name="P32">V dolní části okna Styly a formátování se nachází rozbalovací seznam. Na obrázku <text:sequence-ref text:reference-format="value" text:ref-name="refFigure0">1</text:sequence-ref> zobrazuje dialogové okno <text:span text:style-name="LOEmphasis">Použité styly</text:span>, což znamená, že seznam obsahuje pouze styly použité v dokumentu. Můžeme také zobrazit všechny styly nebo jiné skupiny stylů, například pouze vlastní styly.</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Obrázek <text:sequence text:ref-name="refFigure0" text:name="Figure" text:formula="ooow:Figure+1" style:num-format="1">1</text:sequence>: Okno Styly a formátování v programu Writer se zobrazenými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okno Styly a formátování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65">Chceme-li režim vyplňování formátu opustit, klepneme znovu na tlačítko <text:span text:style-name="LOMenuPath">Režim vyplňování formátu</text:span> nebo stiskneme klávesu <text:span text:style-name="LOKeystroke">Esc</text:span>.</text:p>
        </text:list-item>
      </text:list>
      <text:list xml:id="list4458430803859128109" text:style-name="Heading_20_Caution">
        <text:list-item>
          <text:p text:style-name="Heading_20_Caution"><text:soft-page-break/>Upozornění</text:p>
        </text:list-item>
      </text:list>
      <text:p text:style-name="P45">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Text_20_body">Jakmile v dokumentu použijeme aspoň jednou styl odstavce, jeho název se objeví v seznamu Použít styl, který se nachází v levé části nástrojové lišty Formátování.</text:p>
      <text:p text:style-name="Text_20_body">Tento seznam můžeme otevřít a klepnout na styl, který chceme použít, nebo můžeme seznam procházet pomocí šipek a stisknutím klávesy <text:span text:style-name="LOKeystroke">Enter</text:span> zvýrazněný styl použít.</text:p>
      <text:list xml:id="list101502891138550" text:continue-list="list3562426812942365793" text:style-name="Heading_20_Tip">
        <text:list-item>
          <text:p text:style-name="P58">Tip</text:p>
        </text:list-item>
      </text:list>
      <text:p text:style-name="P24">Pokud vybereme na konci seznamu položku <text:span text:style-name="LOMenuPath">Více</text:span>, otevře se okno Styly a formátování.</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Obrázek <text:sequence text:ref-name="refFigure1" text:name="Figure" text:formula="ooow:Figure+1" style:num-format="1">2</text:sequence>: Seznam Použít styl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list xml:id="list101502490764121" text:continue-list="list4458430803859128109" text:style-name="Heading_20_Caution">
        <text:list-item>
          <text:p text:style-name="Heading_20_Caution">Upozornění</text:p>
        </text:list-item>
      </text:list>
      <text:p text:style-name="Text_20_Note">Ruční formátování (také nazývané <text:span text:style-name="LOEmphasis">přímé formátování</text:span>) má přednost před styly a není možné ho použitím stylu odstranit.</text:p>
      <text:p text:style-name="Text_20_Note">Chceme-li ruční formátování odstranit, vybereme text, klepneme pravým tlačítkem a zvolíme z místní nabídky <text:span text:style-name="LOMenuPath">Vymazat přímé formátování</text:span> nebo vybereme text a stiskneme <text:span text:style-name="LOKeystroke">Ctrl+M</text:span>.</text:p>
      <text:h text:style-name="Heading_20_1" text:outline-level="1"><text:bookmark-start text:name="__RefHeading__165521_780470623"/><text:soft-page-break/><text:alphabetical-index-mark text:string-value="úprava" text:key1="styly"/>Úprava stylů<text:bookmark-end text:name="__RefHeading__165521_780470623"/></text:h>
      <text:p text:style-name="Text_20_body">LibreOffice obsahuje předdefinované styly, ale umožňuje také vytvořit vlastní styly. Oba druhy stylů můžeme několika způsoby změnit:</text:p>
      <text:list xml:id="list101502879905423" text:continue-list="list39225175" text:style-name="List_20_1">
        <text:list-item text:start-value="1">
          <text:p text:style-name="List_20_1">Změna stylu pomocí dialogového okna Styl</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 nebo zkopírování stylů z jiného dokumentu nebo šablony</text:p>
        </text:list-item>
      </text:list>
      <text:list xml:id="list101503447177220" text:continue-list="list2344487222911880462" text:style-name="Heading_20_Note">
        <text:list-item>
          <text:p text:style-name="Heading_20_Note">Poznámka</text:p>
        </text:list-item>
      </text:list>
      <text:p text:style-name="P39">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dialogového okna Styl<text:bookmark-end text:name="__RefHeading__165523_780470623"/></text:h>
      <text:p text:style-name="Text_20_body">Existující styl můžeme změnit pomocí <text:alphabetical-index-mark text:string-value="dialogové okno Styl"/>dialogového okna Styl. V okně Styly a formátování klepneme pravým tlačítkem na požadovaný styl a z místní nabídky vybereme <text:span text:style-name="LOMenuPath">Upravit</text:span>.</text:p>
      <text:p text:style-name="P36">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okno Styly a formátování.</text:p>
        </text:list-item>
        <text:list-item>
          <text:p text:style-name="P66">V dokumentu vybereme položku, jejíž formát chceme použít jako styl.</text:p>
        </text:list-item>
      </text:list>
      <text:list xml:id="list101504117034227" text:continue-list="list101502490764121" text:style-name="Heading_20_Caution">
        <text:list-item>
          <text:p text:style-name="Heading_20_Caution">Upozornění</text:p>
        </text:list-item>
      </text:list>
      <text:p text:style-name="P25">Při aktualizaci stylu odstavce zkontrolujeme, zda má vybraný odstavec jedinečné vlastnosti. Pokud obsahuje více velikostí nebo stylů písma, tyto vlastnosti zůstanou stejné jako před aktualizací.</text:p>
      <text:list xml:id="list101504011445143" text:continue-list="list39222117" text:style-name="Numbering_20_1">
        <text:list-item>
          <text:p text:style-name="Numbering_20_1">V okně Styly a formátování vybereme styl, který chceme aktualizovat, poté klepneme na šipku u ikony <text:span text:style-name="LOMenuPath">Nový styl z výběru</text:span> a klepneme na <text:span text:style-name="LOMenuPath">Aktualizovat styl</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Obrázek <text:sequence text:ref-name="refFigure2" text:name="Figure" text:formula="ooow:Figure+1" style:num-format="1">3</text:sequence>: Aktualizace stylu z výběru</text:p></draw:text-box></draw:frame></text:p>
      <text:list xml:id="list101503242578201" text:continue-list="list101502891138550" text:style-name="Heading_20_Tip">
        <text:list-item>
          <text:p text:style-name="P57"><text:soft-page-break/>Tip</text:p>
        </text:list-item>
      </text:list>
      <text:p text:style-name="P40">Můžeme také upravit styly podnabídkou na každém ze stylu v seznamu Použít styl, otevřeného z nástrojové lišty Formátování (viz obrázek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Obrázek <text:sequence text:ref-name="refFigure3" text:name="Figure" text:formula="ooow:Figure+1" style:num-format="1">4</text:sequence>: Úprava stylu ze seznamu Použít styl</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35">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01502640655920" text:continue-numbering="true" text:style-name="Heading_20_Tip">
        <text:list-item>
          <text:p text:style-name="Heading_20_Tip">Tip</text:p>
        </text:list-item>
      </text:list>
      <text:p text:style-name="P25">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Text_20_body">Pokud chceme vytvořit nový styl pomocí <text:alphabetical-index-mark text:string-value="dialogové okno Styly"/>dialogového okna Styl, klepneme pravým tlačítkem do okna Styly a formátování a z místní nabídky vybereme <text:span text:style-name="LOMenuPath">Nový</text:span>.</text:p>
      <text:p text:style-name="Text_20_body">Chceme-li, aby byl nový styl propojený s existujícím stylem, nejprve tento styl vybereme a poté klepneme pravým tlačítkem a zvolíme <text:span text:style-name="LOMenuPath">Nový</text:span>.</text:p>
      <text:p text:style-name="Text_20_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P16">Dialogová okna a volby pro vytváření nového styly jsou stejné pro úpravu existujících stylů. Podrobnosti se nachází v kapitolách o stylech v uživatelských příručkách příslušných programů.</text:p>
      <text:list xml:id="list101502683013671" text:continue-numbering="true" text:style-name="Heading_20_Tip">
        <text:list-item>
          <text:p text:style-name="Heading_20_Tip"><text:soft-page-break/>Tip</text:p>
        </text:list-item>
      </text:list>
      <text:p text:style-name="P31">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okno Styly a formátování a zvolíme typ stylu, který chceme vytvořit.</text:p>
        </text:list-item>
        <text:list-item>
          <text:p text:style-name="Numbering_20_1">V dokumentu vybereme položku, kterou chceme uložit jako styl.</text:p>
        </text:list-item>
        <text:list-item>
          <text:p text:style-name="Numbering_20_1">V okně Styly a formátování klepneme na ikonu <text:span text:style-name="LOMenuPath">Nový styl z výběru</text:span>.</text:p>
        </text:list-item>
        <text:list-item>
          <text:p text:style-name="Numbering_20_1">V dialogovém okně Vytvořit styl zadáme název nového stylu. Seznam zobrazuje názvy stávajících vlastních stylů vybraného typu. Klepnutím na <text:span text:style-name="LOMenuPath">OK</text:span> nový styl uložím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do okna Styly a formátování. Na součásti LibreOffice závisí, jaký prvek se má přetahovat.</text:p>
      <text:p text:style-name="Definition_20_Term">Writer</text:p>
      <text:p text:style-name="Text_20_body_20_indent">Vybereme nějaký text a přetáhneme ho do okna Styly a formátování.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do okna Styly a formátování.</text:p>
      <text:p text:style-name="Definition_20_Term">Draw/Impress</text:p>
      <text:p text:style-name="Text_20_body_20_indent">Styl obrázku vytvoříme tak, že přetáhneme vybrané kresby do okna Styly a formátování.</text:p>
      <text:h text:style-name="Heading_20_1" text:outline-level="1"><text:bookmark-start text:name="__RefHeading__6250_424592115"/><text:soft-page-break/>Kopírování stylů ze šablony nebo dokumentu<text:bookmark-end text:name="__RefHeading__6250_424592115"/></text:h>
      <text:p text:style-name="P34">Styly můžeme do dokumentu zkopírovat načtením ze šablony nebo z jiného dokumentu.</text:p>
      <text:list xml:id="list39202931" text:style-name="Numbering_20_1">
        <text:list-item text:start-value="1">
          <text:p text:style-name="Numbering_20_1">Otevřeme dokument, do kterého chceme styly zkopírovat.</text:p>
        </text:list-item>
        <text:list-item>
          <text:p text:style-name="Numbering_20_1">V okně Styly a formátování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P63">V dialogovém okně Načíst styly (obrázek <text:sequence-ref text:reference-format="value" text:ref-name="refFigure5">6</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P63">V zaškrtávacích polích v dolní části dialogového okna vybereme typy stylů, které se mají zkopírovat.</text:p>
        </text:list-item>
        <text:list-item>
          <text:p text:style-name="P63">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63">Styly zkopírujeme klepnutím na <text:span text:style-name="LOMenuPath">OK</text:span>.</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Obrázek <text:sequence text:ref-name="refFigure5" text:name="Figure" text:formula="ooow:Figure+1" style:num-format="1">6</text:sequence>: Kopírování stylů ze šablony do otevřeného dokumentu</text:p></draw:text-box></draw:frame></text:p>
      <text:list xml:id="list101503149639479" text:continue-list="list101504117034227" text:style-name="Heading_20_Caution">
        <text:list-item>
          <text:p text:style-name="Heading_20_Caution">Upozornění</text:p>
        </text:list-item>
      </text:list>
      <text:p text:style-name="P26">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v okně Styly a formátování je vybereme (při výběru více stylů podržíme <text:span text:style-name="LOKeystroke">Ctrl</text:span>), poté klepneme pravým tlačítkem na vybraný styl a v místní nabídce vybereme <text:span text:style-name="LOMenuPath">Smazat</text:span>.</text:p>
      <text:p text:style-name="Text_20_body"><text:soft-page-break/>Jestliže se styl nepoužívá, smaže se okamžitě a bez potvrzení. Pokud se styl používá, zobrazí se upozornění vyžadující potvrzení smazání.</text:p>
      <text:list xml:id="list101503873521818" text:continue-numbering="true" text:style-name="Heading_20_Caution">
        <text:list-item>
          <text:p text:style-name="Heading_20_Caution">Upozornění</text:p>
        </text:list-item>
      </text:list>
      <text:p text:style-name="P27">Smažeme-li styl, který se používá, všechny objekty s tímto stylem získají opět výchozí styl.</text:p>
      <text:h text:style-name="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Správce šablon<text:bookmark-end text:name="__RefHeading___Toc35806_687030175"/></text:h>
      <text:p text:style-name="Text_20_body">Pokud chceme vytvořit dokument pomocí šablony:</text:p>
      <text:list xml:id="list8478416735796673611" text:style-name="Numbering_20_1">
        <text:list-item>
          <text:p text:style-name="Numbering_20_1">Z hlavní nabídky zvolíme <text:span text:style-name="LOMenuPath">Soubor &gt; Nový &gt; Šablony</text:span>. Otevře se dialogové okno Správce šablon.</text:p>
        </text:list-item>
        <text:list-item>
          <text:p text:style-name="P63">V horní části tohoto okna vybereme záložku s kategorií šablony, kterou chceme použít.</text:p>
        </text:list-item>
        <text:list-item>
          <text:p text:style-name="P63">Vybereme složku, která obsahuje šablonu, kterou chceme použít. Zobrazí se seznam všech šablon v této složce (jak je zobrazeno na obrázku <text:sequence-ref text:reference-format="value" text:ref-name="refFigure6">7</text:sequence-ref>).</text:p>
        </text:list-item>
        <text:list-item>
          <text:p text:style-name="P63">Vybereme šablonu, kterou chceme použít. Pokud si přejeme zobrazit vlastnosti šablony, klepneme na tlačítko <text:span text:style-name="LOMenuPath">Vlastnosti</text:span> nad seznamem šablon. Vlastnosti šablony se zobrazí v novém okně. Zavřeme ho tím, že klepneme na <text:span text:style-name="LOMenuPath">Zavřít</text:span>.</text:p>
        </text:list-item>
        <text:list-item>
          <text:p text:style-name="Numbering_20_1">Vybereme požadovanou šablonu. Otevře se nový dokument založený na vybrané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Obrázek <text:sequence text:ref-name="refFigure6" text:name="Figure" text:formula="ooow:Figure+1" style:num-format="1">7</text:sequence>: Dialogové okno Správce šablon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P10">Dokument můžeme vytvořit z zobrazené šablony na úvodní obrazovce. Úvodní obrazovku je spuštěna v případě, kdy nejsou ostatní dokumenty otevřeny a je také zavřeno integrované vývojové prostředí (IDE) pro makra.</text:p>
      <text:p text:style-name="P12"><text:soft-page-break/>Pro otevření Správce šablon z úvodní obrazovky, klepneme na tlačítko <text:span text:style-name="LOMenuPath">Šablony</text:span>, v levém panelu. Tlačítko je také jako rozbalovací seznam, zobrazující šablony daného typu dokumentu. Položka <text:span text:style-name="LOMenuPath">Upravit šablony</text:span>, otevře dialogové okno Správce šablon (obrázek <text:sequence-ref text:reference-format="value" text:ref-name="refFigure6">7</text:sequence-ref>).</text:p>
      <text:p text:style-name="P11">Poklepáním na náhled kategorie složky jej vybereme. Na pracovní ploše úvodní obrazovky se zobrazí náhledy šablon. Poklepáním na náhled se vytvoří nový dokument založený na této šabloně.</text:p>
      <text:p text:style-name="P13">Pro návrat zpět, k zobrazení všech šablon, klepneme na tlačítko <text:span text:style-name="LOMenuPath">Všechny šablony</text:span>, na levé straně pracovní plochy úvodní obrazovky.</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P7">Šablony 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text:span text:style-name="LOEmphasis">kapitole 14 Přizpůsobení balíku LibreOffice</text:span>.</text:p>
      <text:p text:style-name="P7">Pokud chceme vytvořit šablonu z dokumentu a uložit ji do složky Moje šablony:</text:p>
      <text:list xml:id="list101504030233553" text:continue-list="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Správce šablon (obrázek <text:sequence-ref text:reference-format="value" text:ref-name="refFigure7">8</text:sequence-ref>), který zobrazí výchozí složky a všechny složky vytvořené uživatelem.</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Obrázek <text:sequence text:ref-name="refFigure7" text:name="Figure" text:formula="ooow:Figure+1" style:num-format="1">8</text:sequence>: Dialogové okno Správce šablon</text:p></draw:text-box></draw:frame></text:p>
      <text:list xml:id="list101503223448461" text:continue-numbering="true" text:style-name="Numbering_20_1">
        <text:list-item>
          <text:p text:style-name="P64"><text:soft-page-break/>Vybereme složku Moje šablony.</text:p>
        </text:list-item>
        <text:list-item>
          <text:p text:style-name="P64">Klepneme <text:span text:style-name="LOMenuPath">Uložit</text:span>.</text:p>
        </text:list-item>
        <text:list-item>
          <text:p text:style-name="P64">V dialogovém okně, které se otevře, zadáme název nové šablony a klepneme na <text:span text:style-name="LOMenuPath">OK</text:span>.</text:p>
        </text:list-item>
        <text:list-item>
          <text:p text:style-name="Numbering_20_1">Zavřeme okno Správce šablon.</text:p>
        </text:list-item>
      </text:list>
      <text:list xml:id="list101503318958406" text:continue-list="list101503447177220" text:style-name="Heading_20_Note">
        <text:list-item>
          <text:p text:style-name="P56">Poznámka</text:p>
        </text:list-item>
      </text:list>
      <text:p text:style-name="P28">Ačkoli Správce šablon zobrazuje při ukládání nové šablony jakéhokoliv typu pouze kartu Dokumenty, šablona se objeví, po návratu do tohoto dialogového okna, ve správné kartě (dokumenty, tabulky, prezentace, kresby).</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porad, prezentací a webových stránek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01504685538105" text:continue-list="list101503831130597" text:style-name="Numbering_20_1">
        <text:list-item text:start-value="1">
          <text:p text:style-name="P61">V hlavní nabídce zvolíme <text:span text:style-name="LOMenuPath">Soubor &gt; Průvodci &gt; [požadovaný typ šablony]</text:span> (viz obrázek <text:sequence-ref text:reference-format="value" text:ref-name="refFigure8">9</text:sequence-ref>).</text:p>
        </text:list-item>
        <text:list-item>
          <text:p text:style-name="P61">Postupujeme podle pokynů na stránkách průvodce. Postup je mírně odlišný pro každý typ šablony, ale struktura průvodce je vždy velmi podobná.</text:p>
        </text:list-item>
        <text:list-item>
          <text:p text:style-name="P61">V poslední části průvodce můžeme určit název šablony, který se bude zobrazovat ve správci šablon, a také název a umístění pro uložení šablony. Tyto názvy se mohou lišit, to ale může později vést k nedorozumění. Výchozím umístěním je adresář šablon uživatele, můžeme však zvolit i jiné umístění.</text:p>
        </text:list-item>
        <text:list-item>
          <text:p text:style-name="P61">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Obrázek <text:sequence text:ref-name="refFigure8" text:name="Figure" text:formula="ooow:Figure+1" style:num-format="1">9</text:sequence>: Vytváření šablony pomocí průvodce</text:p></draw:text-box></draw:frame></text:span></text:span></text:p>
      <text:list xml:id="list101503851356794" text:continue-numbering="true" text:style-name="Numbering_20_1">
        <text:list-item>
          <text:p text:style-name="Numbering_20_1"><text:soft-page-break/>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e výpisech, bude možná nutné otevřít správce šablon a klepnout na <text:span text:style-name="LOMenuPath">Obnovit</text:span> v nabídce <text:span text:style-name="LOMenuPath">Akce</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Text_20_body">Chceme-li šablonu upravit:</text:p>
      <text:list xml:id="list101503835091111" text:continue-list="list10150322344846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Správce šablon. Také můžeme Správce šablon otevřít z úvodní obrazovky tím, že vybereme v rozbalovacím seznamu položku <text:span text:style-name="LOMenuPath">Upravit šablony</text:span> z tlačítka <text:span text:style-name="LOMenuPath">Šablona</text:span>.</text:p>
        </text:list-item>
        <text:list-item>
          <text:p text:style-name="Numbering_20_1">Přejdeme na šablonu, kterou chceme upravit. Pokud na ni jednou klepneme, aktivují se ovládací prvky pro soubor (obrázek <text:sequence-ref text:reference-format="value" text:ref-name="refFigure6">7</text:sequence-ref>).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34">Chceme-li dokument aktualizovat:</text:p>
      <text:list xml:id="list101504470686588" text:continue-list="list101503851356794"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01503761566204" text:continue-list="list101503873521818" text:style-name="Heading_20_Caution">
        <text:list-item>
          <text:p text:style-name="Heading_20_Caution">Upozornění</text:p>
        </text:list-item>
      </text:list>
      <text:p text:style-name="P30">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P18">Na oficiální úložiště šablon můžeme přejít pomocí tlačítka <text:span text:style-name="LOMenuPath">Získejte další šablony pro LibreOffice</text:span>, které se nachází na pravé straně dialogového okna Správce šablon, jak ukazuje obrázek <text:sequence-ref text:reference-format="value" text:ref-name="refFigure9">10</text:sequence-ref>, nebo tím, že do prohlížeče zadáme adresu  <text:a xlink:type="simple" xlink:href="http://templates.libreoffice.org/template-center" text:style-name="Internet_20_link" text:visited-style-name="Visited_20_Internet_20_Link">http://templates.libreoffice.org/template-center</text:a>.</text:p>
      <text:p text:style-name="P17">Jestliže jsme povolili experimentální vlastnosti v <text:span text:style-name="LOMenuPath">Nástroje &gt; Možnosti &gt; LibreOffice &gt; Pokročilé</text:span>, ve Správci šablon se zobrazí tlačítko <text:span text:style-name="LOMenuPath">Úložiště</text:span>, pomocí něhož můžeme přidat další úložiště šablon.. Jedná se o experimentální vlastnost, proto nemusí fungovat spolehlivě.</text:p>
      <text:p text:style-name="P17">Na jiných webových stránkách lze najít sady šablon, které byly zabaleny do souborů rozšíření (OXT). Takové šablony se instalují odlišně, jak je uvedeno dále.</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Obrázek <text:sequence text:ref-name="refFigure9" text:name="Figure" text:formula="ooow:Figure+1" style:num-format="1">10</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Text_20_body">Chceme-li nainstalovat jednotlivé šablony:</text:p>
      <text:list xml:id="list101502892491409" text:continue-list="list101504470686588" text:style-name="Numbering_20_1">
        <text:list-item text:start-value="1">
          <text:p text:style-name="Numbering_20_1">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39202193" text:style-name="Numbering_20_1">
        <text:list-item text:start-value="1">
          <text:p text:style-name="P67">Stáhneme balík s rozšířením (soubor OXT) a uložíme ho někam na počítač.</text:p>
        </text:list-item>
        <text:list-item>
          <text:p text:style-name="P60">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P60">Najdeme a vybereme balík se šablonami, který chceme nainstalovat, a klepneme na <text:span text:style-name="LOMenuPath">Otevřít</text:span>. Balík se začne instalovat. Může se zobrazit výzva k souhlasu s licenčním ujednáním.</text:p>
        </text:list-item>
        <text:list-item>
          <text:p text:style-name="P60">Až bude instalace balíku dokončena, restartujeme LibreOffice. Šablony jsou dostupné pomocí <text:span text:style-name="LOMenuPath">Soubor &gt; Šablony &gt; Spravovat</text:span> a <text:span text:style-name="LOMenuPath">Soubor &gt; Nový &gt; Šablony</text:span>, rozšíření je uvedeno v seznamu ve správci rozšíření.</text:p>
        </text:list-item>
      </text:list>
      <text:p text:style-name="Text_20_body">Více informací o správci rozšíření se nachází v <text:span text:style-name="LOEmphasis">kapitole 14, Přizpůsobení LibreOffice</text:span>.</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01503745233627" text:continue-list="list101503318958406" text:style-name="Heading_20_Note">
        <text:list-item>
          <text:p text:style-name="Heading_20_Note">Poznámka pro uživatele programu Microsoft Word</text:p>
        </text:list-item>
      </text:list>
      <text:p text:style-name="P33">Program Microsoft Word používá jako výchozí šablonu soubor <text:span text:style-name="LOComputerCode">normal.dot</text:span> nebo <text:span text:style-name="LOComputerCode">normal.dotx</text:span>, který je možné obnovit.</text:p>
      <text:p text:style-name="P27">LibreOffice nemá podobný soubor s výchozí šablonou; „tovární nastavení“ je zabudováno přímo do programu.</text:p>
      <text:h text:style-name="Heading_20_2" text:outline-level="2"><text:bookmark-start text:name="__RefHeading__165557_780470623"/><text:soft-page-break/>Nastavení vlastní šablony jako výchozí<text:bookmark-end text:name="__RefHeading__165557_780470623"/></text:h>
      <text:p text:style-name="P8">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Správce šablon, lze nastavit jako výchozí pro daný typ dokumentu:</text:p>
      <text:list xml:id="list39220599" text:style-name="Numbering_20_1">
        <text:list-item text:start-value="1">
          <text:p text:style-name="P60">V hlavní nabídce zvolíme <text:span text:style-name="LOMenuPath">Soubor &gt; Šablony &gt; Spravovat</text:span>.</text:p>
        </text:list-item>
        <text:list-item>
          <text:p text:style-name="P60">V dialogovém okně Správce šablon otevřeme složku, v níž se nachází šablona, kterou chceme nastavit jako výchozí. Poté tuto šablonu vybereme.</text:p>
        </text:list-item>
        <text:list-item>
          <text:p text:style-name="P62">Klepneme na tlačítko <text:span text:style-name="LOMenuPath">Nastavit jako výchozí</text:span>, které se nachází nad seznamem šablon (obrázek <text:sequence-ref text:reference-format="value" text:ref-name="refFigure6">7</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Správce šablon klepneme napravo na ikonu <text:span text:style-name="LOMenuPath">Nabídka akcí</text:span>.</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Obrázek <text:sequence text:ref-name="refFigure10" text:name="Figure" text:formula="ooow:Figure+1" style:num-format="1">11</text:sequence>: Obnovení výchozí šablony pro textové dokumenty</text:p></draw:text-box></draw:frame></text:p>
      <text:h text:style-name="Heading_20_1" text:outline-level="1"><text:bookmark-start text:name="__RefHeading__165561_780470623"/>Propojení dokumentu s jinou šablonou<text:bookmark-end text:name="__RefHeading__165561_780470623"/></text:h>
      <text:p text:style-name="P8">V době psaní této kapitoly, neexistuje v LibreOffice žádný způsob jak změnit šablonu u právě používaného dokumentu; rozšíření Template Changer nebylo pro tuto verzi LibreOffice aktualizováno. Můžeme však zkopírovat obsah dokumentu do prázdného který používá jinou šablonu.</text:p>
      <text:p text:style-name="Text_20_body">Nejlepšího výsledku dosáhneme tehdy, pokud se názvy stylů ve stávajícím dokumentu a v nové šabloně shodují. Není-li tomu tak, pomocí <text:span text:style-name="LOMenuPath">Úpravy &gt; Najít a</text:span> <text:span text:style-name="LOMenuPath">Nahradit</text:span> nahradíme staré styly novými. Více informací o nahrazování stylů pomocí funkce Najít a nahradit se nachází v <text:span text:style-name="LOEmphasis">kapitole 4 Začínáme s programem Writer</text:span>.</text:p>
      <text:p text:style-name="Text_20_body">Chceme-li dokument propojit s jinou šablonou:</text:p>
      <text:list xml:id="list101504372067599" text:continue-list="list101503835091111" text:style-name="Numbering_20_1">
        <text:list-item text:start-value="1">
          <text:p text:style-name="Numbering_20_1">Volbou <text:span text:style-name="LOMenuPath">Soubor &gt; Šablony &gt; Spravovat </text:span>otevřeme dialogové okno Správce šablon a vybereme šablonu, kterou chceme použít. Otevře se nový dokument, jenž obsahuje text a obrázky, které byly součástí šablony.</text:p>
        </text:list-item>
        <text:list-item>
          <text:p text:style-name="Numbering_20_1">Nežádoucí text a obrázky z tohoto dokumentu smažeme.</text:p>
        </text:list-item>
        <text:list-item>
          <text:p text:style-name="Numbering_20_1"><text:soft-page-break/>Otevřeme dokument, který chceme změnit. Vybereme <text:span text:style-name="LOMenuPath">Úpravy &gt; Vybrat vše</text:span> nebo stiskneme <text:span text:style-name="LOKeystroke">Ctrl+A</text:span>.</text:p>
        </text:list-item>
        <text:list-item>
          <text:p text:style-name="Numbering_20_1">Vybereme <text:span text:style-name="LOMenuPath">Úpravy &gt; Kopírovat</text:span> nebo stiskneme  <text:span text:style-name="LOKeystroke">Ctrl+C</text:span>, čímž zkopírujeme obsah dokumentu do schránky.</text:p>
        </text:list-item>
        <text:list-item>
          <text:p text:style-name="Numbering_20_1">Klepneme do prázdného dokumentu vytvořeného v bodě 1. Zvolíme <text:span text:style-name="LOMenuPath">Úpravy &gt; Vložit</text:span> nebo stiskneme <text:span text:style-name="LOKeystroke">Ctrl+V</text:span>, čímž vložíme obsah starého dokumentu do nového.</text:p>
        </text:list-item>
        <text:list-item>
          <text:p text:style-name="Numbering_20_1">Pokud se v dokumentu nachází obsah, aktualizujeme ho. Starý soubor zavřeme bez uložení. Pomocí <text:span text:style-name="L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list xml:id="list101503370142003" text:continue-list="list101503761566204" text:style-name="Heading_20_Caution">
        <text:list-item>
          <text:p text:style-name="P59">Upozornění</text:p>
        </text:list-item>
      </text:list>
      <text:p text:style-name="P29">Jakékoliv změny zaznamenané (sledované) v dokumentu, během tohoto procesu zmizí. Výsledný dokument bude obsahovat pouze změněný text.</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Text_20_body">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Text_20_body">Začneme tím, že zvolíme <text:span text:style-name="LOMenuPath">Soubor &gt; Nový &gt; Šablony</text:span>, čímž otevřeme dialogové okno Správce šablon.</text:p>
      <text:h text:style-name="Heading_20_2" text:outline-level="2"><text:bookmark-start text:name="__RefHeading__27761_1681342437"/>Vytvoření <text:alphabetical-index-mark text:string-value="složky" text:key1="šablona"/>složky pro šablony<text:bookmark-end text:name="__RefHeading__27761_1681342437"/></text:h>
      <text:p text:style-name="P34">Chceme-li vytvořit složku pro šablony:</text:p>
      <text:list xml:id="list39225819" text:style-name="Numbering_20_1">
        <text:list-item>
          <text:p text:style-name="P63">V dialogovém okně Správce šablon přejdeme do části Všechny šablony.</text:p>
        </text:list-item>
        <text:list-item>
          <text:p text:style-name="P63">Klepneme na tlačítko <text:span text:style-name="LOMenuPath">Nová složka</text:span> (obrázek <text:sequence-ref text:reference-format="value" text:ref-name="refFigure11">12</text:sequence-ref>).</text:p>
        </text:list-item>
        <text:list-item>
          <text:p text:style-name="Numbering_20_1">V dialogovém okně, které se otevře, zadáme název nové složky a klepneme na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Obrázek <text:sequence text:ref-name="refFigure11" text:name="Figure" text:formula="ooow:Figure+1" style:num-format="1">12</text:sequence>: Vytváření nové složky</text:p></draw:text-box></draw:frame></text:p>
      <text:list xml:id="list101503695872537" text:continue-list="list101503745233627" text:style-name="Heading_20_Note">
        <text:list-item>
          <text:p text:style-name="Heading_20_Note">Poznámka</text:p>
        </text:list-item>
      </text:list>
      <text:p text:style-name="Text_20_Note">Uvnitř složky šablon nelze vytvořit novou složku.</text:p>
      <text:h text:style-name="Heading_20_2" text:outline-level="2"><text:bookmark-start text:name="__RefHeading__27763_1681342437"/>Smazání složky pro šablony<text:bookmark-end text:name="__RefHeading__27763_1681342437"/></text:h>
      <text:p text:style-name="Text_20_body">Složky pro šablony dodávané s balíkem LibreOffice smazat nelze. Nelze ani smazat složky přidané správcem rozšíření, pokud nejprve nesmažeme rozšíření, které je vytvořilo.</text:p>
      <text:p text:style-name="Text_20_body">Složku, kterou jsme vytvořili, je však možné smazat tím, že ji vybereme a klepneme na tlačítko <text:span text:style-name="LOMenuPath">Smazat</text:span>. Až se zobrazí zpráva vyžadující potvrzení smazání, klepneme na <text:span text:style-name="LOMenuPath">Ano</text:span>.</text:p>
      <text:h text:style-name="Heading_20_2" text:outline-level="2"><text:bookmark-start text:name="__RefHeading__27765_1681342437"/><text:soft-page-break/><text:reference-mark-start text:name="Moving templates"/>Přesun šablony<text:bookmark-end text:name="__RefHeading__27765_1681342437"/><text:reference-mark-end text:name="Moving templates"/></text:h>
      <text:p text:style-name="P18">Chceme-li šablonu přesunout z jedné složky do jiné, vybereme ji v dialogovém okně Správce šablon, a klepneme na tlačítko <text:span text:style-name="LOMenuPath">Přesunout do složky</text:span> které se nachází nad seznamem šablon (obrázek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Obrázek <text:sequence text:ref-name="refFigure12" text:name="Figure" text:formula="ooow:Figure+1" style:num-format="1">13</text:sequence>: Ikony pro správu souboru se šablonou</text:p></draw:text-box></draw:frame></text:span></text:span></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Numbering_20_1">V dialogovém okně Správce šablon poklepeme na složku, která obsahuje šablonu, kterou chceme smazat.</text:p>
        </text:list-item>
        <text:list-item>
          <text:p text:style-name="Numbering_20_1">Vybereme šablonu, kterou chceme smazat.</text:p>
        </text:list-item>
        <text:list-item>
          <text:p text:style-name="Numbering_20_1">Klepneme na tlačítko <text:span text:style-name="LOMenuPath">Smazat</text:span>, které se nachází nad seznamem šablon. 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Aby bylo možné šablonu v LibreOffice použít, musí se nacházet v některé ze složek uvedených v cestě k šablonám v <text:span text:style-name="LOMenuPath">Nástroje &gt; Možnosti &gt; LibreOffice &gt; Cesty</text:span>:</text:p>
      <text:list xml:id="list40514742" text:style-name="Numbering_20_1">
        <text:list-item>
          <text:p text:style-name="Numbering_20_1">V dialogovém okně Správce šablon vybereme složku, do které chceme šablonu importovat.</text:p>
        </text:list-item>
        <text:list-item>
          <text:p text:style-name="Numbering_20_1">Klepneme na tlačítko <text:span text:style-name="LOMenuPath">Importovat</text:span>, které se nachází nad seznamem složek pro šablony. Otevře se standardní dialogové okno pro výběr souboru.</text:p>
        </text:list-item>
        <text:list-item>
          <text:p text:style-name="Numbering_20_1">Najdeme a vybereme šablonu, kterou chceme importovat, a klepneme na <text:span text:style-name="LOMenuPath">Otevřít</text:span>. Okno pro výběr souboru se zavře a zvolená šablona se zobrazí ve vybrané složce.</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e složky pro šablony na jiné umístění:</text:p>
      <text:list xml:id="list39210910" text:style-name="Numbering_20_1">
        <text:list-item text:start-value="1">
          <text:p text:style-name="Numbering_20_1">V dialogovém okně Správce šablon poklepeme na složku obsahující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se nachází nad seznamem složek pro šablony.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3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P18">Jako příklad použijeme styly stránky <text:span text:style-name="LOEmphasis">První stránka</text:span> a <text:span text:style-name="LOEmphasis">Výchozí</text:span>, které jsou dodávány spolu s balíkem LibreOffice. Obrázek <text:sequence-ref text:reference-format="value" text:ref-name="refFigure13">14</text:sequence-ref> 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Obrázek <text:sequence text:ref-name="refFigure13" text:name="Figure" text:formula="ooow:Figure+1" style:num-format="1">14</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P18">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Obrázek <text:sequence text:ref-name="refFigure14" text:name="Figure" text:formula="ooow:Figure+1" style:num-format="1">15</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P14">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text:soft-page-break/>. Chceme-li se vrátit se styl stránky na výšku, vložíme další zalomení stránky a vybereme styl stránky s orientací na výšku.</text:p>
      <text:h text:style-name="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Text_20_body"><text:bookmark-start text:name="__RefHeading__5648_1566568644"/>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íklady použití stylů</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3 Používáme styly a šablony</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Kapitola 3 Používáme styly a šablony</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